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Edwardian Script ITC" svg:font-family="'Edwardian Script ITC'"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51ad" officeooo:paragraph-rsid="001251ad"/>
    </style:style>
    <style:style style:name="P2" style:family="paragraph" style:parent-style-name="Standard">
      <style:text-properties officeooo:rsid="001358e3" officeooo:paragraph-rsid="001358e3"/>
    </style:style>
    <style:style style:name="P3" style:family="paragraph" style:parent-style-name="Standard">
      <style:text-properties officeooo:rsid="001f461d" officeooo:paragraph-rsid="001f461d"/>
    </style:style>
    <style:style style:name="P4" style:family="paragraph" style:parent-style-name="Standard">
      <style:text-properties officeooo:rsid="001f461d" officeooo:paragraph-rsid="002f6f02"/>
    </style:style>
    <style:style style:name="P5" style:family="paragraph" style:parent-style-name="Standard">
      <style:text-properties officeooo:rsid="001f461d" officeooo:paragraph-rsid="001251ad"/>
    </style:style>
    <style:style style:name="P6" style:family="paragraph" style:parent-style-name="Standard">
      <style:text-properties officeooo:rsid="001f461d" officeooo:paragraph-rsid="00304dd1"/>
    </style:style>
    <style:style style:name="P7" style:family="paragraph" style:parent-style-name="Standard">
      <style:text-properties officeooo:rsid="002e6c48" officeooo:paragraph-rsid="002e6c48"/>
    </style:style>
    <style:style style:name="P8" style:family="paragraph" style:parent-style-name="Standard">
      <style:text-properties officeooo:rsid="002fa615" officeooo:paragraph-rsid="002fa615"/>
    </style:style>
    <style:style style:name="P9" style:family="paragraph" style:parent-style-name="Standard">
      <style:text-properties officeooo:rsid="002393df" officeooo:paragraph-rsid="0027f0e1"/>
    </style:style>
    <style:style style:name="P10" style:family="paragraph" style:parent-style-name="Standard">
      <style:text-properties officeooo:rsid="00317490" officeooo:paragraph-rsid="00317490"/>
    </style:style>
    <style:style style:name="P11" style:family="paragraph" style:parent-style-name="Standard">
      <style:text-properties officeooo:rsid="002f6f02" officeooo:paragraph-rsid="002f6f02"/>
    </style:style>
    <style:style style:name="P12" style:family="paragraph" style:parent-style-name="Standard">
      <style:text-properties officeooo:rsid="00304dd1" officeooo:paragraph-rsid="00304dd1"/>
    </style:style>
    <style:style style:name="P13" style:family="paragraph" style:parent-style-name="Standard">
      <style:text-properties officeooo:rsid="0031ec21" officeooo:paragraph-rsid="0031ec21"/>
    </style:style>
    <style:style style:name="P14" style:family="paragraph" style:parent-style-name="Standard">
      <style:text-properties officeooo:rsid="00336238" officeooo:paragraph-rsid="00336238"/>
    </style:style>
    <style:style style:name="P15" style:family="paragraph" style:parent-style-name="Standard">
      <style:text-properties officeooo:rsid="00349465" officeooo:paragraph-rsid="00349465"/>
    </style:style>
    <style:style style:name="P16" style:family="paragraph" style:parent-style-name="Standard">
      <style:text-properties officeooo:rsid="00365c98" officeooo:paragraph-rsid="00365c98"/>
    </style:style>
    <style:style style:name="P17" style:family="paragraph" style:parent-style-name="Standard">
      <style:text-properties fo:font-size="24pt" officeooo:rsid="002e6c48" officeooo:paragraph-rsid="002e6c48" style:font-size-asian="24pt" style:font-size-complex="24pt"/>
    </style:style>
    <style:style style:name="P18"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9" style:family="paragraph">
      <loext:graphic-properties draw:fill="solid" draw:fill-color="#cc0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Edwardian Script ITC"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268e0e"/>
    </style:style>
    <style:style style:name="T2" style:family="text">
      <style:text-properties officeooo:rsid="002f6f02"/>
    </style:style>
    <style:style style:name="T3" style:family="text">
      <style:text-properties officeooo:rsid="002fa615"/>
    </style:style>
    <style:style style:name="T4" style:family="text">
      <style:text-properties officeooo:rsid="002fb233"/>
    </style:style>
    <style:style style:name="T5" style:family="text">
      <style:text-properties officeooo:rsid="00317490"/>
    </style:style>
    <style:style style:name="T6" style:family="text">
      <style:text-properties officeooo:rsid="00332882"/>
    </style:style>
    <style:style style:name="T7" style:family="text">
      <style:text-properties officeooo:rsid="0037b7a7"/>
    </style:style>
    <style:style style:name="T8" style:family="text">
      <style:text-properties fo:color="#000000" style:text-outline="false" style:text-line-through-style="none" style:text-line-through-type="none" style:text-position="0% 100%" style:font-name="Edwardian Script ITC"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cc0000" draw:textarea-horizontal-align="left" draw:textarea-vertical-align="middle" draw:auto-grow-height="false" draw:fit-to-size="false" fo:min-height="8.419cm" fo:min-width="15.776cm" fo:padding-top="0.131cm" fo:padding-bottom="0.131cm" fo:padding-left="0.25cm" fo:padding-right="0.25cm" fo:wrap-option="wrap" draw:shadow="hidden" draw:shadow-offset-x="0.305cm" draw:shadow-offset-y="0.305cm" draw:shadow-color="#808080" draw:shadow-opacity="100%"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custom-shape text:anchor-type="paragraph" draw:z-index="0" draw:style-name="gr1" draw:text-style-name="P19" svg:width="16.276cm" svg:height="8.679cm" svg:x="0.66cm" svg:y="0.293cm"><text:p text:style-name="P18"><text:span text:style-name="T8">Mechanisch Erfgoed Centrum</text:span></text:p><draw:enhanced-geometry svg:viewBox="0 0 21600 21600" draw:extrusion="false"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17">Nokia 6110 <text:span text:style-name="T2">Navigator</text:span></text:p>
      <text:p text:style-name="P1">Jaar: <text:span text:style-name="T1">2007</text:span></text:p>
      <text:p text:style-name="P4">Besturingssysteem: <text:span text:style-name="T2">Symbian OS 9.2</text:span></text:p>
      <text:p text:style-name="P11">Gebruikersinterface: Symbian S60 3rd Edition FP1</text:p>
      <text:p text:style-name="P1"/>
      <text:p text:style-name="P1">Processor: <text:span text:style-name="T3">ARM11</text:span></text:p>
      <text:p text:style-name="P1">Aantal kernen: 1</text:p>
      <text:p text:style-name="P1">Kloksnelheid processor: <text:span text:style-name="T3">369 MHz</text:span></text:p>
      <text:p text:style-name="P8">Architectuur: ARMv6, ARMv6T2, ARMv6Z of ARMv6K</text:p>
      <text:p text:style-name="P15">Aantal bits: 32</text:p>
      <text:p text:style-name="P5"/>
      <text:p text:style-name="P3">Beeldscherm: <text:span text:style-name="T3">2,2 inch TFT LCD-scherm</text:span></text:p>
      <text:p text:style-name="P9">Resolutie: <text:span text:style-name="T3">320 x 240</text:span> pixels</text:p>
      <text:p text:style-name="P10">Camera’s: Voor en achter</text:p>
      <text:p text:style-name="P8"><text:span text:style-name="T5">Resolutie camera</text:span> <text:span text:style-name="T5">achter</text:span>: 2 megapixel</text:p>
      <text:p text:style-name="P8">Videokwaliteit: 320p</text:p>
      <text:p text:style-name="P2"/>
      <text:p text:style-name="P2">Hoeveelheid RAM-geheugen: <text:span text:style-name="T1">128 MB</text:span></text:p>
      <text:p text:style-name="P8">Hoeveelheid ROM-geheugen: 40 MB</text:p>
      <text:p text:style-name="P6">Externe media: <text:span text:style-name="T3">SD-kaart</text:span></text:p>
      <text:p text:style-name="P12">Maximale grootte SD-kaart: 8 GB</text:p>
      <text:p text:style-name="P3"/>
      <text:p text:style-name="P3"><text:span text:style-name="T6">Mobiele data</text:span>: <text:span text:style-name="T4">tot 3,5G</text:span></text:p>
      <text:p text:style-name="P13">Wi-Fi: Geen</text:p>
      <text:p text:style-name="P13"/>
      <text:p text:style-name="P14">Materiaal accu: LiPo</text:p>
      <text:p text:style-name="P14">Capacitieit accu: 900 mAh</text:p>
      <text:p text:style-name="P14">Accuduur standby: Kan tot 11 dagen op standby staan</text:p>
      <text:p text:style-name="P14">Accuduur bellen: Kan tot 3:30 uur bellen</text:p>
      <text:p text:style-name="P14"/>
      <text:p text:style-name="P16">De navigatie-app van NAVTEQ werd standaard meegeleverd en was één van de belangrijkste eigenschappen van deze telefoon. De knop in het midden onderin op het schermstuk van de telefoon is zelfs een speciale knop om direct de navigatie te openen. Maar op deze functie waarmee men zoveel reclame maakte hadden ze één belangrijk ding niet zo goed gedaan: bij <text:span text:style-name="T7">sommige telefoons werkte de app niet goed</text:span>. <text:span text:style-name="T7">Jammer genoeg werkt bij deze telefoon de navigatie-functie ook ni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Edwardian Script ITC" svg:font-family="'Edwardian Script ITC'"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6:42:01.416000000</meta:creation-date>
    <dc:date>2017-01-17T18:11:32.861000000</dc:date>
    <meta:editing-duration>PT1H59M40S</meta:editing-duration>
    <meta:editing-cycles>33</meta:editing-cycles>
    <meta:generator>LibreOffice/5.2.3.3$Windows_x86 LibreOffice_project/d54a8868f08a7b39642414cf2c8ef2f228f780cf</meta:generator>
    <meta:document-statistic meta:table-count="0" meta:image-count="0" meta:object-count="0" meta:page-count="1" meta:paragraph-count="25" meta:word-count="175" meta:character-count="1130" meta:non-whitespace-character-count="980"/>
  </office:meta>
</office:document-meta>
</file>